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2.54cm" svg:x="6.172cm" svg:y="6.35cm">
          <text:p text:style-name="P1"><text:span text:style-name="T1">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172cm" svg:y="11.43cm">
          <text:p text:style-name="P1"><text:span text:style-name="T1">Delibera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172cm" svg:y="16.51cm">
          <text:p text:style-name="P1"><text:span text:style-name="T1">Learned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522cm" svg:y1="11.43cm" svg:x2="12.522cm" svg:y2="8.89cm">
          <text:p/>
        </draw:line>
        <draw:frame draw:style-name="gr3" draw:text-style-name="P3" draw:layer="layout" svg:width="4.236cm" svg:height="1.064cm" svg:x="12.75cm" svg:y="9.731cm">
          <draw:text-box>
            <text:p><text:span text:style-name="T1">Event Stream</text:span></text:p>
          </draw:text-box>
        </draw:frame>
        <draw:line draw:style-name="gr2" draw:text-style-name="P1" draw:layer="layout" svg:x1="12.522cm" svg:y1="16.51cm" svg:x2="12.522cm" svg:y2="13.97cm">
          <text:p/>
        </draw:line>
        <draw:frame draw:style-name="gr3" draw:text-style-name="P3" draw:layer="layout" svg:width="4.236cm" svg:height="1.064cm" svg:x="12.75cm" svg:y="14.811cm">
          <draw:text-box>
            <text:p><text:span text:style-name="T1">Event Stream</text:span></text:p>
          </draw:text-box>
        </draw:frame>
        <draw:line draw:style-name="gr2" draw:text-style-name="P1" draw:layer="layout" svg:x1="7.442cm" svg:y1="8.89cm" svg:x2="7.442cm" svg:y2="11.43cm">
          <text:p/>
        </draw:line>
        <draw:line draw:style-name="gr2" draw:text-style-name="P1" draw:layer="layout" svg:x1="7.442cm" svg:y1="13.97cm" svg:x2="7.442cm" svg:y2="16.51cm">
          <text:p/>
        </draw:line>
        <draw:frame draw:style-name="gr3" draw:text-style-name="P2" draw:layer="layout" svg:width="6.141cm" svg:height="1.877cm" svg:x="1.161cm" svg:y="9.235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frame draw:style-name="gr3" draw:text-style-name="P2" draw:layer="layout" svg:width="6.141cm" svg:height="1.877cm" svg:x="1.111cm" svg:y="14.28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custom-shape draw:style-name="gr1" draw:text-style-name="P2" draw:layer="layout" svg:width="7.62cm" svg:height="2.54cm" svg:x="6.33cm" svg:y="26.67cm">
          <text:p text:style-name="P1"><text:span text:style-name="T1">Physical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cm" svg:y1="26.67cm" svg:x2="12.68cm" svg:y2="24.13cm">
          <text:p/>
        </draw:line>
        <draw:frame draw:style-name="gr3" draw:text-style-name="P3" draw:layer="layout" svg:width="4.236cm" svg:height="1.064cm" svg:x="12.908cm" svg:y="24.971cm">
          <draw:text-box>
            <text:p><text:span text:style-name="T1">Event Stream</text:span></text:p>
          </draw:text-box>
        </draw:frame>
        <draw:line draw:style-name="gr2" draw:text-style-name="P1" draw:layer="layout" svg:x1="7.6cm" svg:y1="24.13cm" svg:x2="7.6cm" svg:y2="26.67cm">
          <text:p/>
        </draw:line>
        <draw:frame draw:style-name="gr3" draw:text-style-name="P2" draw:layer="layout" svg:width="6.141cm" svg:height="1.064cm" svg:x="1.269cm" svg:y="25.012cm">
          <draw:text-box>
            <text:p text:style-name="P1"><text:span text:style-name="T1">Resource Activation</text:span></text:p>
          </draw:text-box>
        </draw:frame>
        <draw:custom-shape draw:style-name="gr4" draw:text-style-name="P1" draw:layer="layout" svg:width="19.05cm" svg:height="24.13cm" svg:x="0.476cm" svg:y="0.6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1.085cm" svg:x="1.21cm" svg:y="1.27cm">
          <draw:text-box>
            <text:p><text:span text:style-name="T2">AI</text:span></text:p>
          </draw:text-box>
        </draw:frame>
        <draw:custom-shape draw:style-name="gr1" draw:text-style-name="P2" draw:layer="layout" svg:width="7.62cm" svg:height="2.54cm" svg:x="6.172cm" svg:y="21.59cm">
          <text:p text:style-name="P1"><text:span text:style-name="T1">Built-in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522cm" svg:y1="21.59cm" svg:x2="12.522cm" svg:y2="19.05cm">
          <text:p/>
        </draw:line>
        <draw:frame draw:style-name="gr3" draw:text-style-name="P3" draw:layer="layout" svg:width="4.236cm" svg:height="1.064cm" svg:x="12.75cm" svg:y="19.891cm">
          <draw:text-box>
            <text:p><text:span text:style-name="T1">Event Stream</text:span></text:p>
          </draw:text-box>
        </draw:frame>
        <draw:line draw:style-name="gr2" draw:text-style-name="P1" draw:layer="layout" svg:x1="7.442cm" svg:y1="19.05cm" svg:x2="7.442cm" svg:y2="21.59cm">
          <text:p/>
        </draw:line>
        <draw:frame draw:style-name="gr3" draw:text-style-name="P2" draw:layer="layout" svg:width="6.141cm" svg:height="1.877cm" svg:x="1.111cm" svg:y="19.36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custom-shape draw:style-name="gr1" draw:text-style-name="P2" draw:layer="layout" svg:width="7.62cm" svg:height="2.54cm" svg:x="6.331cm" svg:y="1.27cm">
          <text:p text:style-name="P1"><text:span text:style-name="T1">Super-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6.35cm" svg:x2="12.681cm" svg:y2="3.81cm">
          <text:p/>
        </draw:line>
        <draw:frame draw:style-name="gr3" draw:text-style-name="P3" draw:layer="layout" svg:width="4.236cm" svg:height="1.064cm" svg:x="12.909cm" svg:y="4.651cm">
          <draw:text-box>
            <text:p><text:span text:style-name="T1">Event Stream</text:span></text:p>
          </draw:text-box>
        </draw:frame>
        <draw:line draw:style-name="gr2" draw:text-style-name="P1" draw:layer="layout" svg:x1="7.601cm" svg:y1="3.81cm" svg:x2="7.601cm" svg:y2="6.35cm">
          <text:p/>
        </draw:line>
        <draw:frame draw:style-name="gr3" draw:text-style-name="P2" draw:layer="layout" svg:width="6.141cm" svg:height="1.877cm" svg:x="1.32cm" svg:y="4.155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line draw:style-name="gr5" draw:text-style-name="P1" draw:layer="layout" svg:x1="8.255cm" svg:y1="6.35cm" svg:x2="8.255cm" svg:y2="3.81cm">
          <text:p/>
        </draw:line>
        <draw:line draw:style-name="gr5" draw:text-style-name="P1" draw:layer="layout" svg:x1="8.255cm" svg:y1="11.43cm" svg:x2="8.255cm" svg:y2="8.89cm">
          <text:p/>
        </draw:line>
        <draw:line draw:style-name="gr5" draw:text-style-name="P1" draw:layer="layout" svg:x1="8.255cm" svg:y1="16.51cm" svg:x2="8.255cm" svg:y2="13.97cm">
          <text:p/>
        </draw:line>
        <draw:line draw:style-name="gr5" draw:text-style-name="P1" draw:layer="layout" svg:x1="8.255cm" svg:y1="21.59cm" svg:x2="8.255cm" svg:y2="19.05cm">
          <text:p/>
        </draw:line>
        <draw:frame draw:style-name="gr3" draw:text-style-name="P2" draw:layer="layout" svg:width="3.774cm" svg:height="1.877cm" svg:x="8.255cm" svg:y="4.127cm">
          <draw:text-box>
            <text:p text:style-name="P1"><text:span text:style-name="T1">Results and</text:span></text:p>
            <text:p text:style-name="P1"><text:span text:style-name="T1">Failures</text:span></text:p>
          </draw:text-box>
        </draw:frame>
        <draw:frame draw:style-name="gr3" draw:text-style-name="P2" draw:layer="layout" svg:width="3.774cm" svg:height="1.877cm" svg:x="8.255cm" svg:y="9.235cm">
          <draw:text-box>
            <text:p text:style-name="P1"><text:span text:style-name="T1">Results and</text:span></text:p>
            <text:p text:style-name="P1"><text:span text:style-name="T1">Failures</text:span></text:p>
          </draw:text-box>
        </draw:frame>
        <draw:frame draw:style-name="gr3" draw:text-style-name="P2" draw:layer="layout" svg:width="3.774cm" svg:height="1.877cm" svg:x="8.3cm" svg:y="14.287cm">
          <draw:text-box>
            <text:p text:style-name="P1"><text:span text:style-name="T1">Results and</text:span></text:p>
            <text:p text:style-name="P1"><text:span text:style-name="T1">Failures</text:span></text:p>
          </draw:text-box>
        </draw:frame>
        <draw:frame draw:style-name="gr3" draw:text-style-name="P2" draw:layer="layout" svg:width="3.774cm" svg:height="1.877cm" svg:x="8.255cm" svg:y="19.367cm">
          <draw:text-box>
            <text:p text:style-name="P1"><text:span text:style-name="T1">Results and</text:span></text:p>
            <text:p text:style-name="P1"><text:span text:style-name="T1">Fail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0:26:18</meta:creation-date>
    <dc:date>2013-02-16T23:09:41</dc:date>
    <dc:creator>neptune </dc:creator>
    <meta:editing-duration>P2DT1H17M6S</meta:editing-duration>
    <meta:editing-cycles>14</meta:editing-cycles>
    <meta:generator>LibreOffice/3.5$Linux_X86_64 LibreOffice_project/350m1$Build-2</meta:generator>
    <meta:document-statistic meta:object-count="36"/>
  </office:meta>
</office:document-meta>
</file>